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rinkerThread.shrink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hrinkerThread.checkForRemoval( ICacheElement cacheElement , long n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hrinkerThread.handleElementEvents( ICacheElement cacheElement , int ev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hrinkerThread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rinkerThread.ShrinkerThread( Memory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